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 style:data-style-name="N3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HEX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office:value-type="string" calcext:value-type="string">
            <text:p>Adress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0x3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MODE SE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^7*[.B6]+2^6*[.C6]+2^5*[.D6]+2^4*[.E6]+2^3*[.F6]+2^2*[.G6]+2*[.H6]+[.I6]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: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^7*[.B7]+2^6*[.C7]+2^5*[.D7]+2^4*[.E7]+2^3*[.F7]+2^2*[.G7]+2*[.H7]+[.I7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: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8]+2^6*[.C8]+2^5*[.D8]+2^4*[.E8]+2^3*[.F8]+2^2*[.G8]+2*[.H8]+[.I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: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2" table:formula="of:=2^7*[.B9]+2^6*[.C9]+2^5*[.D9]+2^4*[.E9]+2^3*[.F9]+2^2*[.G9]+2*[.H9]+[.I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INK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F1</text:p>
          </table:table-cell>
          <table:table-cell office:value-type="string" calcext:value-type="string">
            <text:p>BF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12]+2^6*[.C12]+2^5*[.D12]+2^4*[.E12]+2^3*[.F12]+2^2*[.G12]+2*[.H12]+[.I1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2^7*[.B13]+2^6*[.C13]+2^5*[.D13]+2^4*[.E13]+2^3*[.F13]+2^2*[.G13]+2*[.H13]+[.I13]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AD DAT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table:number-columns-repeated="4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formula="of:=2^7*[.B16]+2^6*[.C16]+2^5*[.D16]+2^4*[.E16]+2^3*[.F16]+2^2*[.G16]+2*[.H16]+[.I16]" office:value-type="float" office:value="0" calcext:value-type="float">
            <text:p>0</text:p>
          </table:table-cell>
          <table:table-cell/>
          <table:table-cell table:formula="of:=128+38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2^7*[.B19]+2^6*[.C19]+2^5*[.D19]+2^4*[.E19]+2^3*[.F19]+2^2*[.G19]+2*[.H19]+[.I19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^7*[.B20]+2^6*[.C20]+2^5*[.D20]+2^4*[.E20]+2^3*[.F20]+2^2*[.G20]+2*[.H20]+[.I20]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^7*[.B21]+2^6*[.C21]+2^5*[.D21]+2^4*[.E21]+2^3*[.F21]+2^2*[.G21]+2*[.H21]+[.I21]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2^7*[.B22]+2^6*[.C22]+2^5*[.D22]+2^4*[.E22]+2^3*[.F22]+2^2*[.G22]+2*[.H22]+[.I22]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^7*[.B23]+2^6*[.C23]+2^5*[.D23]+2^4*[.E23]+2^3*[.F23]+2^2*[.G23]+2*[.H23]+[.I23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formula="of:=2^7*[.B24]+2^6*[.C24]+2^5*[.D24]+2^4*[.E24]+2^3*[.F24]+2^2*[.G24]+2*[.H24]+[.I24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2^7*[.B25]+2^6*[.C25]+2^5*[.D25]+2^4*[.E25]+2^3*[.F25]+2^2*[.G25]+2*[.H25]+[.I25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formula="of:=2^7*[.B26]+2^6*[.C26]+2^5*[.D26]+2^4*[.E26]+2^3*[.F26]+2^2*[.G26]+2*[.H26]+[.I26]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2^7*[.B27]+2^6*[.C27]+2^5*[.D27]+2^4*[.E27]+2^3*[.F27]+2^2*[.G27]+2*[.H27]+[.I27]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2^7*[.B28]+2^6*[.C28]+2^5*[.D28]+2^4*[.E28]+2^3*[.F28]+2^2*[.G28]+2*[.H28]+[.I28]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2^7*[.B29]+2^6*[.C29]+2^5*[.D29]+2^4*[.E29]+2^3*[.F29]+2^2*[.G29]+2*[.H29]+[.I29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4" table:formula="of:=2^7*[.B33]+2^6*[.C33]+2^5*[.D33]+2^4*[.E33]+2^3*[.F33]+2^2*[.G33]+2*[.H33]+[.I33]" office:value-type="float" office:value="128" calcext:value-type="float">
            <text:p>128</text:p>
          </table:table-cell>
          <table:table-cell table:style-name="ce4" office:value-type="string" calcext:value-type="string">
            <text:p>AVE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4" table:formula="of:=2^7*[.B34]+2^6*[.C34]+2^5*[.D34]+2^4*[.E34]+2^3*[.F34]+2^2*[.G34]+2*[.H34]+[.I34]" office:value-type="float" office:value="64" calcext:value-type="float">
            <text:p>6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lieu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4" table:formula="of:=2^7*[.B35]+2^6*[.C35]+2^5*[.D35]+2^4*[.E35]+2^3*[.F35]+2^2*[.G35]+2*[.H35]+[.I35]" office:value-type="float" office:value="32" calcext:value-type="float">
            <text:p>3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En haut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4" table:formula="of:=2^7*[.B36]+2^6*[.C36]+2^5*[.D36]+2^4*[.E36]+2^3*[.F36]+2^2*[.G36]+2*[.H36]+[.I36]" office:value-type="float" office:value="16" calcext:value-type="float">
            <text:p>16</text:p>
          </table:table-cell>
          <table:table-cell table:style-name="ce4" office:value-type="string" calcext:value-type="string">
            <text:p>/500m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gauch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4" table:formula="of:=2^7*[.B37]+2^6*[.C37]+2^5*[.D37]+2^4*[.E37]+2^3*[.F37]+2^2*[.G37]+2*[.H37]+[.I37]" office:value-type="float" office:value="8" calcext:value-type="float">
            <text:p>8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" table:formula="of:=2^7*[.B38]+2^6*[.C38]+2^5*[.D38]+2^4*[.E38]+2^3*[.F38]+2^2*[.G38]+2*[.H38]+[.I38]" office:value-type="float" office:value="4" calcext:value-type="float">
            <text:p>4</text:p>
          </table:table-cell>
          <table:table-cell table:style-name="ce4" table:number-columns-repeated="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4" table:formula="of:=2^7*[.B39]+2^6*[.C39]+2^5*[.D39]+2^4*[.E39]+2^3*[.F39]+2^2*[.G39]+2*[.H39]+[.I39]" office:value-type="float" office:value="2" calcext:value-type="float">
            <text:p>2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droite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4" table:formula="of:=2^7*[.B40]+2^6*[.C40]+2^5*[.D40]+2^4*[.E40]+2^3*[.F40]+2^2*[.G40]+2*[.H40]+[.I40]" office:value-type="float" office:value="1" calcext:value-type="float">
            <text:p>1</text:p>
          </table:table-cell>
          <table:table-cell table:style-name="ce4" office:value-type="string" calcext:value-type="string">
            <text:p>METERS</text:p>
          </table:table-cell>
          <table:table-cell table:style-name="ce4" office:value-type="string" calcext:value-type="string">
            <text:p>En bas</text:p>
          </table:table-cell>
          <table:table-cell table:style-name="ce4" office:value-type="string" calcext:value-type="string">
            <text:p>droit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7"/>
          <table:table-cell table:style-name="ce5" table:formula="of:=2^7*[.B41]+2^6*[.C41]+2^5*[.D41]+2^4*[.E41]+2^3*[.F41]+2^2*[.G41]+2*[.H41]+[.I41]" office:value-type="float" office:value="128" calcext:value-type="float">
            <text:p>128</text:p>
          </table:table-cell>
          <table:table-cell table:style-name="ce5" office:value-type="string" calcext:value-type="string">
            <text:p>segment b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6"/>
          <table:table-cell table:style-name="ce5" table:formula="of:=2^7*[.B42]+2^6*[.C42]+2^5*[.D42]+2^4*[.E42]+2^3*[.F42]+2^2*[.G42]+2*[.H42]+[.I42]" office:value-type="float" office:value="64" calcext:value-type="float">
            <text:p>64</text:p>
          </table:table-cell>
          <table:table-cell table:style-name="ce5" office:value-type="string" calcext:value-type="string">
            <text:p>segment c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5"/>
          <table:table-cell table:style-name="ce5" table:formula="of:=2^7*[.B43]+2^6*[.C43]+2^5*[.D43]+2^4*[.E43]+2^3*[.F43]+2^2*[.G43]+2*[.H43]+[.I43]" office:value-type="float" office:value="32" calcext:value-type="float">
            <text:p>32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en bas</text:p>
          </table:table-cell>
          <table:table-cell table:style-name="ce5" office:value-type="string" calcext:value-type="string">
            <text:p>gauch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5" table:formula="of:=2^7*[.B44]+2^6*[.C44]+2^5*[.D44]+2^4*[.E44]+2^3*[.F44]+2^2*[.G44]+2*[.H44]+[.I44]" office:value-type="float" office:value="16" calcext:value-type="float">
            <text:p>16</text:p>
          </table:table-cell>
          <table:table-cell table:style-name="ce5" office:value-type="string" calcext:value-type="string">
            <text:p>segment a,g,e,d</text:p>
          </table:table-cell>
          <table:table-cell table:style-name="ce5" table:number-columns-repeated="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4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5" table:formula="of:=2^7*[.B45]+2^6*[.C45]+2^5*[.D45]+2^4*[.E45]+2^3*[.F45]+2^2*[.G45]+2*[.H45]+[.I45]" office:value-type="float" office:value="8" calcext:value-type="float">
            <text:p>8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5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5" table:formula="of:=2^7*[.B46]+2^6*[.C46]+2^5*[.D46]+2^4*[.E46]+2^3*[.F46]+2^2*[.G46]+2*[.H46]+[.I46]" office:value-type="float" office:value="4" calcext:value-type="float">
            <text:p>4</text:p>
          </table:table-cell>
          <table:table-cell table:style-name="ce5" table:number-columns-repeated="3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5" table:formula="of:=2^7*[.B47]+2^6*[.C47]+2^5*[.D47]+2^4*[.E47]+2^3*[.F47]+2^2*[.G47]+2*[.H47]+[.I47]" office:value-type="float" office:value="2" calcext:value-type="float">
            <text:p>2</text:p>
          </table:table-cell>
          <table:table-cell table:style-name="ce5" office:value-type="string" calcext:value-type="string">
            <text:p>:</text:p>
          </table:table-cell>
          <table:table-cell table:style-name="ce5" office:value-type="string" calcext:value-type="string">
            <text:p>en haut</text:p>
          </table:table-cell>
          <table:table-cell table:style-name="ce5" office:value-type="string" calcext:value-type="string">
            <text:p>droit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5" table:formula="of:=2^7*[.B48]+2^6*[.C48]+2^5*[.D48]+2^4*[.E48]+2^3*[.F48]+2^2*[.G48]+2*[.H48]+[.I48]" office:value-type="float" office:value="1" calcext:value-type="float">
            <text:p>1</text:p>
          </table:table-cell>
          <table:table-cell table:style-name="ce5" office:value-type="string" calcext:value-type="string">
            <text:p>DRAG FACTOR</text:p>
          </table:table-cell>
          <table:table-cell table:style-name="ce5" table:number-columns-repeated="2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6" table:formula="of:=2^7*[.B49]+2^6*[.C49]+2^5*[.D49]+2^4*[.E49]+2^3*[.F49]+2^2*[.G49]+2*[.H49]+[.I49]" office:value-type="float" office:value="128" calcext:value-type="float">
            <text:p>128</text:p>
          </table:table-cell>
          <table:table-cell table:style-name="ce6" office:value-type="string" calcext:value-type="string">
            <text:p>CAL/HR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6" table:formula="of:=2^7*[.B50]+2^6*[.C50]+2^5*[.D50]+2^4*[.E50]+2^3*[.F50]+2^2*[.G50]+2*[.H50]+[.I50]" office:value-type="float" office:value="64" calcext:value-type="float">
            <text:p>64</text:p>
          </table:table-cell>
          <table:table-cell table:style-name="ce6" office:value-type="string" calcext:value-type="string">
            <text:p>WATTS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6" table:formula="of:=2^7*[.B51]+2^6*[.C51]+2^5*[.D51]+2^4*[.E51]+2^3*[.F51]+2^2*[.G51]+2*[.H51]+[.I51]" office:value-type="float" office:value="32" calcext:value-type="float">
            <text:p>32</text:p>
          </table:table-cell>
          <table:table-cell table:style-name="ce6" office:value-type="string" calcext:value-type="string">
            <text:p>/500m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6" table:formula="of:=2^7*[.B52]+2^6*[.C52]+2^5*[.D52]+2^4*[.E52]+2^3*[.F52]+2^2*[.G52]+2*[.H52]+[.I52]" office:value-type="float" office:value="16" calcext:value-type="float">
            <text:p>16</text:p>
          </table:table-cell>
          <table:table-cell table:style-name="ce6" office:value-type="string" calcext:value-type="string">
            <text:p>METERS</text:p>
          </table:table-cell>
          <table:table-cell table:style-name="ce6" office:value-type="string" calcext:value-type="string">
            <text:p>an haut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6" table:formula="of:=2^7*[.B53]+2^6*[.C53]+2^5*[.D53]+2^4*[.E53]+2^3*[.F53]+2^2*[.G53]+2*[.H53]+[.I53]" office:value-type="float" office:value="8" calcext:value-type="float">
            <text:p>8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6" table:formula="of:=2^7*[.B54]+2^6*[.C54]+2^5*[.D54]+2^4*[.E54]+2^3*[.F54]+2^2*[.G54]+2*[.H54]+[.I54]" office:value-type="float" office:value="4" calcext:value-type="float">
            <text:p>4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6" table:formula="of:=2^7*[.B55]+2^6*[.C55]+2^5*[.D55]+2^4*[.E55]+2^3*[.F55]+2^2*[.G55]+2*[.H55]+[.I55]" office:value-type="float" office:value="2" calcext:value-type="float">
            <text:p>2</text:p>
          </table:table-cell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milieu</text:p>
          </table:table-cell>
          <table:table-cell table:style-name="ce6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6" table:formula="of:=2^7*[.B56]+2^6*[.C56]+2^5*[.D56]+2^4*[.E56]+2^3*[.F56]+2^2*[.G56]+2*[.H56]+[.I56]" office:value-type="float" office:value="1" calcext:value-type="float">
            <text:p>1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en haut</text:p>
          </table:table-cell>
          <table:table-cell table:style-name="ce6" office:value-type="string" calcext:value-type="string">
            <text:p>droite</text:p>
          </table:table-cell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4:20:50.024046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7-03-18T13:43:49.002231090</meta:creation-date>
    <dc:date>2017-04-01T16:05:34.137501585</dc:date>
    <dc:creator>Thomas </dc:creator>
    <meta:editing-duration>PT4H17M22S</meta:editing-duration>
    <meta:editing-cycles>4</meta:editing-cycles>
    <meta:generator>LibreOffice/5.1.6.2$Linux_X86_64 LibreOffice_project/10m0$Build-2</meta:generator>
    <meta:document-statistic meta:table-count="1" meta:cell-count="325" meta:object-count="0"/>
  </office:meta>
</office:document-meta>
</file>